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2ee4e"/>
    </style:style>
    <style:style style:name="P2" style:family="paragraph" style:parent-style-name="Standard">
      <style:text-properties style:font-name="serif" fo:font-size="15pt" officeooo:rsid="0011122d" officeooo:paragraph-rsid="0011122d"/>
    </style:style>
    <style:style style:name="P3" style:family="paragraph" style:parent-style-name="Standard">
      <style:text-properties style:font-name="serif" fo:font-size="15pt" officeooo:paragraph-rsid="0011122d"/>
    </style:style>
    <style:style style:name="P4" style:family="paragraph" style:parent-style-name="Standard">
      <style:text-properties style:font-name="serif" fo:font-size="15pt" officeooo:paragraph-rsid="0012ee4e"/>
    </style:style>
    <style:style style:name="P5" style:family="paragraph" style:parent-style-name="Standard">
      <style:text-properties officeooo:paragraph-rsid="001da237"/>
    </style:style>
    <style:style style:name="P6" style:family="paragraph" style:parent-style-name="Standard">
      <style:text-properties style:font-name="serif" fo:font-size="15pt" officeooo:paragraph-rsid="001da237"/>
    </style:style>
    <style:style style:name="P7" style:family="paragraph" style:parent-style-name="Standard">
      <style:text-properties style:font-name="serif" fo:font-size="15pt" officeooo:rsid="001da237" officeooo:paragraph-rsid="001da237"/>
    </style:style>
    <style:style style:name="P8" style:family="paragraph" style:parent-style-name="Standard">
      <style:text-properties style:font-name="serif" fo:font-size="15pt" officeooo:paragraph-rsid="001da237" fo:background-color="#ffff00"/>
    </style:style>
    <style:style style:name="P9" style:family="paragraph" style:parent-style-name="Standard">
      <style:text-properties style:font-name="serif" fo:font-size="15pt" officeooo:rsid="001da237" officeooo:paragraph-rsid="001da237" fo:background-color="#ffff00"/>
    </style:style>
    <style:style style:name="P10" style:family="paragraph" style:parent-style-name="Standard">
      <style:text-properties officeooo:paragraph-rsid="00263869"/>
    </style:style>
    <style:style style:name="P11" style:family="paragraph" style:parent-style-name="Standard">
      <style:text-properties officeooo:paragraph-rsid="0027cbb0"/>
    </style:style>
    <style:style style:name="P12" style:family="paragraph" style:parent-style-name="Standard">
      <style:text-properties officeooo:paragraph-rsid="0012ee4e"/>
    </style:style>
    <style:style style:name="P13" style:family="paragraph" style:parent-style-name="Standard">
      <style:text-properties officeooo:paragraph-rsid="001da237" fo:background-color="#ffff00"/>
    </style:style>
    <style:style style:name="P14" style:family="paragraph" style:parent-style-name="Standard">
      <style:text-properties officeooo:paragraph-rsid="00263869" fo:background-color="#ffff00"/>
    </style:style>
    <style:style style:name="P15" style:family="paragraph" style:parent-style-name="Standard">
      <style:text-properties officeooo:paragraph-rsid="0027cbb0" fo:background-color="#ffff00"/>
    </style:style>
    <style:style style:name="P16" style:family="paragraph" style:parent-style-name="Standard">
      <style:text-properties officeooo:paragraph-rsid="0012ee4e" fo:background-color="#ffff00"/>
    </style:style>
    <style:style style:name="P17" style:family="paragraph" style:parent-style-name="Standard" style:master-page-name="">
      <loext:graphic-properties draw:fill="none"/>
      <style:paragraph-properties fo:margin-left="0cm" fo:margin-right="0cm" fo:text-indent="-2cm" style:auto-text-indent="false" style:page-number="auto" fo:background-color="transparent"/>
      <style:text-properties officeooo:paragraph-rsid="00263869"/>
    </style:style>
    <style:style style:name="T1" style:family="text">
      <style:text-properties style:font-name="serif" fo:font-size="15pt"/>
    </style:style>
    <style:style style:name="T2" style:family="text">
      <style:text-properties style:font-name="serif" fo:font-size="15pt" officeooo:rsid="0012ee4e"/>
    </style:style>
    <style:style style:name="T3" style:family="text">
      <style:text-properties style:font-name="serif" fo:font-size="15pt" officeooo:rsid="00151988"/>
    </style:style>
    <style:style style:name="T4" style:family="text">
      <style:text-properties style:font-name="serif" fo:font-size="15pt" officeooo:rsid="001da237"/>
    </style:style>
    <style:style style:name="T5" style:family="text">
      <style:text-properties style:font-name="serif" fo:font-size="15pt" officeooo:rsid="00263869"/>
    </style:style>
    <style:style style:name="T6" style:family="text">
      <style:text-properties style:font-name="serif" fo:font-size="15pt" officeooo:rsid="0027cbb0"/>
    </style:style>
    <style:style style:name="T7" style:family="text">
      <style:text-properties style:font-name="serif" fo:font-size="15pt" fo:background-color="#ffff00" loext:char-shading-value="0"/>
    </style:style>
    <style:style style:name="T8" style:family="text">
      <style:text-properties style:font-name="serif" fo:font-size="15pt" fo:background-color="#ffff00" loext:char-shading-value="0"/>
    </style:style>
    <style:style style:name="T9" style:family="text">
      <style:text-properties style:font-name="serif" fo:font-size="15pt" officeooo:rsid="0012ee4e" fo:background-color="#ffff00" loext:char-shading-value="0"/>
    </style:style>
    <style:style style:name="T10" style:family="text">
      <style:text-properties style:font-name="serif" fo:font-size="15pt" officeooo:rsid="0012ee4e" fo:background-color="#ffff00" loext:char-shading-value="0"/>
    </style:style>
    <style:style style:name="T11" style:family="text">
      <style:text-properties fo:background-color="#ffff00" loext:char-shading-value="0"/>
    </style:style>
    <style:style style:name="T12"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ask – SQL </text:p>
      <text:p text:style-name="P2"/>
      <text:p text:style-name="P3">For the following relation schema:</text:p>
      <text:p text:style-name="P2">- Employee Table(Structure create base of all question)</text:p>
      <text:p text:style-name="P2">- Department Table (Structure create base of all question)</text:p>
      <text:p text:style-name="P2"/>
      <text:p text:style-name="P3">Give an expression in SQL for each of the following queries:</text:p>
      <text:p text:style-name="P3"/>
      <text:p text:style-name="P8">1. Find the names, street address, and cities of residence for all employees who work for'First Bank Corporation' and earn more than $10,000.</text:p>
      <text:p text:style-name="P5"><text:span text:style-name="T1">--</text:span><text:span text:style-name="T4">&gt;1.SELECT EmployeeName,Address,Cites from tbl_Employee </text:span></text:p>
      <text:p text:style-name="P6"><text:line-break/><text:span text:style-name="T12">2. Select the employees in department 30.</text:span></text:p>
      <text:p text:style-name="P5"><text:span text:style-name="T1">--</text:span><text:span text:style-name="T4">&gt;2.select * from tbl_Employee where DepartmentID=3</text:span></text:p>
      <text:p text:style-name="P5"><text:span text:style-name="T4"><text:s/></text:span><text:span text:style-name="T1"><text:line-break/></text:span><text:span text:style-name="T8">3. List the names, numbers and departments of all clerks.</text:span></text:p>
      <text:p text:style-name="P5"><text:span text:style-name="T1">--</text:span><text:span text:style-name="T4">&gt;3.select EmployeeName,Phone,DepartmentID from tbl_Employee WHERE Position ="Clerk" </text:span></text:p>
      <text:p text:style-name="P6"><text:line-break/><text:span text:style-name="T12">4. Find the department numbers and names of employees of all departments with deptno greater than 20.</text:span></text:p>
      <text:p text:style-name="P5"><text:span text:style-name="T1">--</text:span><text:span text:style-name="T4">&gt;4.SELECT EmployeeName from tbl_Employee</text:span></text:p>
      <text:p text:style-name="P8">5. Find employees whose commission is greater than their salaries.</text:p>
      <text:p text:style-name="P5"><text:span text:style-name="T1">--</text:span><text:span text:style-name="T4">&gt;5.select * from tbl_Employee where Commission&gt;Salary </text:span></text:p>
      <text:p text:style-name="P7"/>
      <text:p text:style-name="P8">6. Find employees whose commission is greater than 60 % of their salaries.</text:p>
      <text:p text:style-name="P5"><text:span text:style-name="T1">--</text:span><text:span text:style-name="T4">&gt;6.select * from tbl_Employee where Commission&gt;(Salary*0.6)</text:span></text:p>
      <text:p text:style-name="P9"/>
      <text:p text:style-name="P13"><text:span text:style-name="T1">7. <text:s/></text:span><text:span text:style-name="T3">and </text:span><text:span text:style-name="T1"><text:s/>name, job and salary of all employees in department 20 who earn more than 2000/-.</text:span></text:p>
      <text:p text:style-name="P5"><text:span text:style-name="T1">--</text:span><text:span text:style-name="T4">&gt;7.select * from tbl_Employee where DepartmentID = 2 and Salary &gt; 2000 </text:span></text:p>
      <text:p text:style-name="P8">8. Find all salesmen in department 30 whose salary is greater than 1500/-.</text:p>
      <text:p text:style-name="P5"><text:soft-page-break/><text:span text:style-name="T1">--</text:span><text:span text:style-name="T4">&gt;</text:span><text:span text:style-name="T1">8.SELECT * FROM tbl_Employee WHERE DepartmentID = 3 AND Salary &gt;1500 </text:span></text:p>
      <text:p text:style-name="P6"/>
      <text:p text:style-name="P8">9. Find all employees whose designation is either manager or president.</text:p>
      <text:p text:style-name="P5"><text:span text:style-name="T1">--</text:span><text:span text:style-name="T4">&gt;9.select * from tbl_Employee WHERE Position= "Manager" OR Position="President" </text:span></text:p>
      <text:p text:style-name="P7"/>
      <text:p text:style-name="P8">10. Find all managers who are not in department 30.</text:p>
      <text:p text:style-name="P5"><text:span text:style-name="T1">--</text:span><text:span text:style-name="T4">&gt;10.SELECT * FROM tbl_Employee </text:span></text:p>
      <text:p text:style-name="P7">WHERE Position="Manager"</text:p>
      <text:p text:style-name="P7">and DepartmentID!=3;</text:p>
      <text:p text:style-name="P7"/>
      <text:p text:style-name="P14"><text:span text:style-name="T1">11. Find all the details of managers and clerks in dept 10.</text:span></text:p>
      <text:p text:style-name="P10"><text:span text:style-name="T1">--</text:span><text:span text:style-name="T5">&gt;11.select * from tbl_Employee where DepartmentID = 1 AND Position = "Manager" AND Position = "Clerk" </text:span></text:p>
      <text:p text:style-name="P10"><text:span text:style-name="T5"/></text:p>
      <text:p text:style-name="P14"><text:span text:style-name="T1">12. Find the details of all the managers (in any dept) and clerks in dept 20.</text:span></text:p>
      <text:p text:style-name="P10"><text:span text:style-name="T1">--</text:span><text:span text:style-name="T5">&gt;12.SELECT EmployeeID, EmployeeName, Position, Salary, Job from tbl_Employee JOIN tbl_Department ON tbl_Employee.DepartmentID = tbl_Department.DepartmentID where Position = 'Manager' or Position='Clerk' and OfficeNumber = 201 </text:span></text:p>
      <text:p text:style-name="P10"><text:span text:style-name="T5"/></text:p>
      <text:p text:style-name="P10"><text:span text:style-name="T8">13. Find the details of all the managers in dept. 10 and all clerks in dept 20 and all employees who are neither managers nor clerks but whose salary is more than or equal to 2000/-</text:span><text:span text:style-name="T1">.</text:span></text:p>
      <text:p text:style-name="P10"><text:span text:style-name="T1">--</text:span><text:span text:style-name="T5">&gt;13.SELECT EmployeeID, EmployeeName, Position, Salary, Job</text:span></text:p>
      <text:p text:style-name="P10"><text:span text:style-name="T5"><text:s text:c="4"/>from tbl_Employee </text:span></text:p>
      <text:p text:style-name="P10"><text:span text:style-name="T5"><text:s text:c="4"/>JOIN tbl_Department ON tbl_Employee.DepartmentID = tbl_Department.DepartmentID</text:span></text:p>
      <text:p text:style-name="P10"><text:span text:style-name="T5"><text:s text:c="4"/>where Position != 'Manager' or Position != 'Clerk' and OfficeNumber = 201;</text:span></text:p>
      <text:p text:style-name="P10"><text:span text:style-name="T5"/></text:p>
      <text:p text:style-name="P14"><text:span text:style-name="T5"/></text:p>
      <text:p text:style-name="P14"><text:span text:style-name="T1">14. Find the names of anyone in dept. 20 who is neither manager nor clerk.</text:span></text:p>
      <text:p text:style-name="P17"><text:span text:style-name="T1">--</text:span><text:span text:style-name="T5">&gt;14. <text:s/>SELECT EmployeeID, EmployeeName, Position, Salary, Job</text:span></text:p>
      <text:p text:style-name="P10"><text:span text:style-name="T5"><text:s text:c="4"/>from tbl_Employee</text:span></text:p>
      <text:p text:style-name="P10"><text:soft-page-break/><text:span text:style-name="T5"><text:s text:c="4"/>JOIN tbl_Department ON tbl_Employee.DepartmentID = tbl_Department.DepartmentID</text:span></text:p>
      <text:p text:style-name="P10"><text:span text:style-name="T5"><text:s text:c="4"/>where Position != 'Manager' or Position != 'Clerk' and OfficeNumber = 201;</text:span></text:p>
      <text:p text:style-name="P10"><text:span text:style-name="T5"/></text:p>
      <text:p text:style-name="P14"><text:span text:style-name="T1">15. Find the names of employees who earn between 1200/- and 1400/-.</text:span></text:p>
      <text:p text:style-name="P10"><text:span text:style-name="T1">--</text:span><text:span text:style-name="T5">&gt;15.select EmployeeName, Salary from tbl_Employee where Salary BETWEEN 5000 AND 10000 </text:span></text:p>
      <text:p text:style-name="P10"><text:span text:style-name="T5"/></text:p>
      <text:p text:style-name="P10"><text:span text:style-name="T8">16.</text:span><text:span text:style-name="T1"> </text:span><text:span text:style-name="T8">Find the employees who are clerks, analysts or salesmen.</text:span></text:p>
      <text:p text:style-name="P10"><text:span text:style-name="T1">--</text:span><text:span text:style-name="T5">&gt;16.select EmployeeName, Position, Job from tbl_Employee where Position != "Clerk" AND Position != "Analyst" AND Position != "Manager" </text:span></text:p>
      <text:p text:style-name="P10"><text:span text:style-name="T5"/></text:p>
      <text:p text:style-name="P14"><text:span text:style-name="T1">17. Find the employees who are not clerks, analysts or salesmen.</text:span></text:p>
      <text:p text:style-name="P10"><text:span text:style-name="T1">--</text:span><text:span text:style-name="T5">&gt;17.SELECT EmployeeName, Salary, Position from tbl_Employee JOIN tbl_Department ON tbl_Employee.DepartmentID = tbl_Department.DepartmentID where not Position ='Clerk' and not Position = 'Analysts' and not Position='Salesmen' </text:span></text:p>
      <text:p text:style-name="P10"><text:span text:style-name="T5"/></text:p>
      <text:p text:style-name="P14"><text:span text:style-name="T1">18. Find the employees who do not receive commission.</text:span></text:p>
      <text:p text:style-name="P10"><text:span text:style-name="T1">--</text:span><text:span text:style-name="T5">&gt;18. SELECT EmployeeName, Salary, Position, Commission</text:span></text:p>
      <text:p text:style-name="P10"><text:span text:style-name="T5"><text:s/>from tbl_Employee</text:span></text:p>
      <text:p text:style-name="P10"><text:span text:style-name="T5"><text:s/>JOIN tbl_Department ON tbl_Employee.DepartmentID = tbl_Department.DepartmentID </text:span></text:p>
      <text:p text:style-name="P10"><text:span text:style-name="T5"><text:s/>where Commission = 0;</text:span></text:p>
      <text:p text:style-name="P10"><text:span text:style-name="T5"/></text:p>
      <text:p text:style-name="P14"><text:span text:style-name="T1">19. Find the different jobs of employees receiving commission.</text:span></text:p>
      <text:p text:style-name="P10"><text:span text:style-name="T1">--</text:span><text:span text:style-name="T5">&gt;19.SELECT EmployeeName, Salary, Position,Commission from tbl_Employee JOIN tbl_Department ON tbl_Employee.DepartmentID = tbl_Department.DepartmentID where Commission &gt; 0 </text:span></text:p>
      <text:p text:style-name="P10"><text:span text:style-name="T5"/></text:p>
      <text:p text:style-name="P14"><text:span text:style-name="T1">20. Find the employees who do not receive commission or whose commission is less than 100/-.</text:span></text:p>
      <text:p text:style-name="P10"><text:span text:style-name="T1">--</text:span><text:span text:style-name="T5">&gt; 20.SELECT EmployeeName, Salary, Position, Commission from tbl_Employee JOIN tbl_Department ON </text:span><text:soft-page-break/><text:span text:style-name="T5">tbl_Employee.DepartmentID = tbl_Department.DepartmentID where Commission = 0 or Commission &lt; 100 </text:span></text:p>
      <text:p text:style-name="P10"><text:span text:style-name="T5"/></text:p>
      <text:p text:style-name="P14"><text:span text:style-name="T1">21. If all the employees not receiving commission is entitles to a bonus of Rs. 250/- show the net earnings of all the employees.</text:span></text:p>
      <text:p text:style-name="P10"><text:span text:style-name="T1">--</text:span><text:span text:style-name="T5">&gt;21. <text:s text:c="3"/>select EmployeeName,</text:span></text:p>
      <text:p text:style-name="P10"><text:span text:style-name="T5"><text:s text:c="4"/>CASE </text:span></text:p>
      <text:p text:style-name="P10"><text:span text:style-name="T5"><text:s text:c="4"/><text:tab/>WHEN Commission = 0 THEN 250 + Salary * 12</text:span></text:p>
      <text:p text:style-name="P10"><text:span text:style-name="T5"><text:s text:c="4"/>-- <text:s text:c="4"/>WHEN Commission &gt; 0 THEN bonus = 0</text:span></text:p>
      <text:p text:style-name="P10"><text:span text:style-name="T5"><text:s text:c="8"/>ELSE Commission + Salary * 12</text:span></text:p>
      <text:p text:style-name="P10"><text:span text:style-name="T5"><text:s text:c="8"/>END AS TOTAL_SALARY</text:span></text:p>
      <text:p text:style-name="P10"><text:span text:style-name="T5"><text:s text:c="4"/><text:tab/>FROM tbl_Employee; <text:s/></text:span></text:p>
      <text:p text:style-name="P10"><text:span text:style-name="T5"/></text:p>
      <text:p text:style-name="P14"><text:span text:style-name="T1">22. Find all the employees whose total earning is greater than 2000/- .</text:span></text:p>
      <text:p text:style-name="P10"><text:span text:style-name="T1">--</text:span><text:span text:style-name="T5">&gt;22. SELECT EmployeeName, Salary, Commission</text:span></text:p>
      <text:p text:style-name="P10"><text:span text:style-name="T5"><text:s/>from tbl_Employee</text:span></text:p>
      <text:p text:style-name="P10"><text:span text:style-name="T5"><text:s/>JOIN tbl_Department ON tbl_Employee.DepartmentID = tbl_Department.DepartmentID </text:span></text:p>
      <text:p text:style-name="P10"><text:span text:style-name="T5"><text:s/>where (Commission + Salary) &gt; 2000;</text:span></text:p>
      <text:p text:style-name="P10"><text:span text:style-name="T5"/></text:p>
      <text:p text:style-name="P10"><text:span text:style-name="T5"/></text:p>
      <text:p text:style-name="P14"><text:span text:style-name="T1">23. Find all the employees whose name begins or ends with ‘M’</text:span></text:p>
      <text:p text:style-name="P10"><text:span text:style-name="T1">--</text:span><text:span text:style-name="T5">&gt;23.SELECT EmployeeName from tbl_Employee JOIN tbl_Department ON tbl_Employee.DepartmentID = tbl_Department.DepartmentID where EmployeeName Like 'R%' or EmployeeName Like '%k' </text:span></text:p>
      <text:p text:style-name="P10"><text:span text:style-name="T5"/></text:p>
      <text:p text:style-name="P14"><text:span text:style-name="T1">24. Find all the employees whose names contain the letter ‘M’ in any case.</text:span></text:p>
      <text:p text:style-name="P10"><text:span text:style-name="T1">--</text:span><text:span text:style-name="T5">&gt;24. SELECT EmployeeName</text:span></text:p>
      <text:p text:style-name="P10"><text:span text:style-name="T5"><text:s/>from tbl_Employee </text:span></text:p>
      <text:p text:style-name="P10"><text:span text:style-name="T5"><text:s/>JOIN tbl_Department ON tbl_Employee.DepartmentID = tbl_Department.DepartmentID </text:span></text:p>
      <text:p text:style-name="P10"><text:span text:style-name="T5"><text:s/>where EmployeeName Like 's%' or EmployeeName Like '%l';</text:span></text:p>
      <text:p text:style-name="P10"><text:span text:style-name="T5"/></text:p>
      <text:p text:style-name="P10"><text:span text:style-name="T5"/></text:p>
      <text:p text:style-name="P14"><text:span text:style-name="T1">25. Find all the employees whose names are upto 15 character long and have letter ‘R’ as 3rd character of their names.</text:span></text:p>
      <text:p text:style-name="P10"><text:soft-page-break/><text:span text:style-name="T1">--</text:span><text:span text:style-name="T5">&gt;25. SELECT EmployeeName</text:span></text:p>
      <text:p text:style-name="P10"><text:span text:style-name="T5"><text:s/>from tbl_Employee</text:span></text:p>
      <text:p text:style-name="P10"><text:span text:style-name="T5"><text:s/>JOIN tbl_Department ON tbl_Employee.DepartmentID = tbl_Department.DepartmentID </text:span></text:p>
      <text:p text:style-name="P10"><text:span text:style-name="T5"><text:s/>where length(EmployeeName)&gt;2 and EmployeeName Like '__h%';</text:span></text:p>
      <text:p text:style-name="P14"><text:span text:style-name="T5"/></text:p>
      <text:p text:style-name="P14"><text:span text:style-name="T1">26. Find all the employees who were hired in the month of February (of any year).</text:span></text:p>
      <text:p text:style-name="P10"><text:span text:style-name="T1">--</text:span><text:span text:style-name="T5">&gt;26.select EmployeeName, HiredDate from tbl_Employee </text:span></text:p>
      <text:p text:style-name="P10"><text:span text:style-name="T5">inner join tbl_Department on tbl_Employee.DepartmentID=tbl_Department.DepartmentID;</text:span></text:p>
      <text:p text:style-name="P10"><text:span text:style-name="T5"/></text:p>
      <text:p text:style-name="P10"><text:span text:style-name="T5"/></text:p>
      <text:p text:style-name="P14"><text:span text:style-name="T1">27. Find all the employees who were hired on last day of the month.</text:span></text:p>
      <text:p text:style-name="P10"><text:span text:style-name="T1">--</text:span><text:span text:style-name="T5">&gt;27.select * from tbl_Employee where HiredDate=last_day(HiredDate);</text:span></text:p>
      <text:p text:style-name="P14"><text:span text:style-name="T5"/></text:p>
      <text:p text:style-name="P14"><text:span text:style-name="T1">28. Find all the employees who were hired more than 2 years ago.</text:span></text:p>
      <text:p text:style-name="P10"><text:span text:style-name="T1">--</text:span><text:span text:style-name="T5">&gt;28. SELECT EmployeeName, HiredDate</text:span></text:p>
      <text:p text:style-name="P10"><text:span text:style-name="T5"><text:s/>from tbl_Employee</text:span></text:p>
      <text:p text:style-name="P10"><text:span text:style-name="T5"><text:s/>JOIN tbl_Department ON tbl_Employee.DepartmentID = tbl_Department.DepartmentID </text:span></text:p>
      <text:p text:style-name="P10"><text:span text:style-name="T5"><text:s/>where year(HiredDate) between 2019 and 2022 ;</text:span></text:p>
      <text:p text:style-name="P14"><text:span text:style-name="T5"/></text:p>
      <text:p text:style-name="P14"><text:span text:style-name="T1">29. Find the managers hired in the year 2003.</text:span></text:p>
      <text:p text:style-name="P10"><text:span text:style-name="T1">--</text:span><text:span text:style-name="T5">&gt;29.SELECT EmployeeName,HiredDate </text:span></text:p>
      <text:p text:style-name="P10"><text:span text:style-name="T5">FROM tbl_Employee </text:span></text:p>
      <text:p text:style-name="P10"><text:span text:style-name="T5">WHERE YEAR(HiredDate) <text:s/>LIKE '2022%';</text:span></text:p>
      <text:p text:style-name="P10"><text:span text:style-name="T5"/></text:p>
      <text:p text:style-name="P14"><text:span text:style-name="T1">30. Display the names and jobs of all the employees separated by a space.</text:span></text:p>
      <text:p text:style-name="P10"><text:span text:style-name="T1">--</text:span><text:span text:style-name="T5">&gt;30.SELECT CONCAT(EmployeeName," ",Job) AS Emp_Job</text:span></text:p>
      <text:p text:style-name="P10"><text:span text:style-name="T5">FROM tbl_Employee;</text:span></text:p>
      <text:p text:style-name="P10"><text:span text:style-name="T5"/></text:p>
      <text:p text:style-name="P14"><text:span text:style-name="T1">31. Display the names of all the employees right aligning them to 15 characters.</text:span></text:p>
      <text:p text:style-name="P10"><text:span text:style-name="T1">--</text:span><text:span text:style-name="T5">&gt;31. SELECT Lpad(EmployeeName,15,' '),Job as EmployeeName </text:span></text:p>
      <text:p text:style-name="P10"><text:soft-page-break/><text:span text:style-name="T5"><text:s/>from tbl_Employee;</text:span></text:p>
      <text:p text:style-name="P10"><text:span text:style-name="T5"/></text:p>
      <text:p text:style-name="P14"><text:span text:style-name="T1">32. Display the names of all the employees padding them to the right up to 15 characters with ‘*’.</text:span></text:p>
      <text:p text:style-name="P10"><text:span text:style-name="T1">--</text:span><text:span text:style-name="T5">&gt;32. SELECT rpad(EmployeeName,15,'*'),Job as EmployeeName </text:span></text:p>
      <text:p text:style-name="P10"><text:span text:style-name="T5"><text:s/>from tbl_Employee;</text:span></text:p>
      <text:p text:style-name="P14"><text:span text:style-name="T5"/></text:p>
      <text:p text:style-name="P14"><text:span text:style-name="T1">33. Display the names of all the employees without any leading ‘A’.</text:span></text:p>
      <text:p text:style-name="P11"><text:span text:style-name="T1">--</text:span><text:span text:style-name="T5">&gt;33. SELECT EmployeeName</text:span></text:p>
      <text:p text:style-name="P11"><text:span text:style-name="T5"><text:s/>from tbl_Employee</text:span></text:p>
      <text:p text:style-name="P11"><text:span text:style-name="T5"><text:s/>JOIN tbl_Department ON tbl_Employee.DepartmentID = tbl_Employee.DepartmentID </text:span></text:p>
      <text:p text:style-name="P11"><text:span text:style-name="T5"><text:s/>where EmployeeName not like 'A%';</text:span></text:p>
      <text:p text:style-name="P11"><text:span text:style-name="T5"/></text:p>
      <text:p text:style-name="P15"><text:span text:style-name="T1">34. Display the names of all the employees without any trailing ‘R’.</text:span></text:p>
      <text:p text:style-name="P11"><text:span text:style-name="T1">--</text:span><text:span text:style-name="T6">&gt; 34. SELECT EmployeeName</text:span></text:p>
      <text:p text:style-name="P11"><text:span text:style-name="T6"><text:s/>from tbl_Employee </text:span></text:p>
      <text:p text:style-name="P11"><text:span text:style-name="T6"><text:s/>JOIN tbl_Department ON tbl_Employee.DepartmentID = tbl_Department.DepartmentID </text:span></text:p>
      <text:p text:style-name="P11"><text:span text:style-name="T6"><text:s/>where EmployeeName not like ('%r');</text:span></text:p>
      <text:p text:style-name="P11"><text:span text:style-name="T6"/></text:p>
      <text:p text:style-name="P15"><text:span text:style-name="T1">35. Show the first 3 and last 3 characters of the names of all the employees.</text:span></text:p>
      <text:p text:style-name="P11"><text:span text:style-name="T1">--</text:span><text:span text:style-name="T6">&gt;35. SELECT substr(EmployeeName,1,3),reverse(substr(reverse(EmployeeName),1,3))</text:span></text:p>
      <text:p text:style-name="P11"><text:span text:style-name="T6"><text:s/>from tbl_Employee</text:span></text:p>
      <text:p text:style-name="P11"><text:span text:style-name="T6"><text:s/>JOIN tbl_Department ON tbl_Employee.DepartmentID = tbl_Department.DepartmentID ;</text:span></text:p>
      <text:p text:style-name="P11"><text:span text:style-name="T6"/></text:p>
      <text:p text:style-name="P15"><text:span text:style-name="T1">36. Display the names of all the employees replacing ‘A’ with ‘a’.</text:span></text:p>
      <text:p text:style-name="P11"><text:span text:style-name="T1">--</text:span><text:span text:style-name="T6">&gt;36. SELECT replace(EmployeeName,'R','r')</text:span></text:p>
      <text:p text:style-name="P11"><text:span text:style-name="T6"><text:s/>from tbl_Employee </text:span></text:p>
      <text:p text:style-name="P11"><text:span text:style-name="T6"><text:s/>JOIN tbl_Department ON tbl_Employee.DepartmentID = tbl_Department.DepartmentID ;</text:span></text:p>
      <text:p text:style-name="P11"><text:span text:style-name="T6"/></text:p>
      <text:p text:style-name="P11"><text:soft-page-break/><text:span text:style-name="T8">37. Display the names of all the employees and position where the string ‘AR’ occurs in the name.</text:span></text:p>
      <text:p text:style-name="P11"><text:span text:style-name="T1">--</text:span><text:span text:style-name="T6">&gt; 37. SELECT EmployeeName, POSITION('ar' in EmployeeName)</text:span></text:p>
      <text:p text:style-name="P11"><text:span text:style-name="T6"><text:s/>from tbl_Employee </text:span></text:p>
      <text:p text:style-name="P11"><text:span text:style-name="T6"><text:s/>JOIN tbl_Department ON tbl_Employee.DepartmentID = tbl_Department.DepartmentID ;</text:span></text:p>
      <text:p text:style-name="P11"><text:span text:style-name="T6"/></text:p>
      <text:p text:style-name="P15"><text:span text:style-name="T1"/></text:p>
      <text:p text:style-name="P15"><text:span text:style-name="T1">38. Show the salary of all the employees , rounding it to the nearest Rs. 1000/-.</text:span></text:p>
      <text:p text:style-name="P11"><text:span text:style-name="T1">--</text:span><text:span text:style-name="T6">&gt;38. SELECT EmployeeName, Salary, round(Salary) as Monthly_Salary</text:span></text:p>
      <text:p text:style-name="P11"><text:span text:style-name="T6"><text:s/>from tbl_Employee </text:span></text:p>
      <text:p text:style-name="P11"><text:span text:style-name="T6"><text:s/>JOIN tbl_Department ON tbl_Employee.DepartmentID = tbl_Department.DepartmentID ;</text:span></text:p>
      <text:p text:style-name="P11"><text:span text:style-name="T6"/></text:p>
      <text:p text:style-name="P11"><text:span text:style-name="T6"/></text:p>
      <text:p text:style-name="P4"/>
      <text:p text:style-name="P11"><text:span text:style-name="T10">39</text:span><text:span text:style-name="T8">. Display the names, jobs and salaries of employees, sorting on job and salary</text:span><text:span text:style-name="T1">.</text:span></text:p>
      <text:p text:style-name="P11"><text:span text:style-name="T1">--</text:span><text:span text:style-name="T6">&gt;39. SELECT EmployeeName, Salary, Job</text:span></text:p>
      <text:p text:style-name="P11"><text:span text:style-name="T6"><text:s/>from tbl_Employee </text:span></text:p>
      <text:p text:style-name="P11"><text:span text:style-name="T6"><text:s/>JOIN tbl_Department ON tbl_Employee.DepartmentID = tbl_Department.DepartmentID </text:span></text:p>
      <text:p text:style-name="P11"><text:span text:style-name="T6"><text:s/>where Job in ('Helper', 'Worker', 'Backend')</text:span></text:p>
      <text:p text:style-name="P11"><text:span text:style-name="T6"><text:s/>and Salary not in(3000, 5000, 10000); </text:span></text:p>
      <text:p text:style-name="P11"><text:span text:style-name="T6"/></text:p>
      <text:p text:style-name="P11"><text:span text:style-name="T6"/></text:p>
      <text:p text:style-name="P15"><text:span text:style-name="T2">40</text:span><text:span text:style-name="T1">. Display the names, jobs and salaries of employees, sorting on descending order of job and within job sorted on salary.</text:span></text:p>
      <text:p text:style-name="P11"><text:span text:style-name="T1">--</text:span><text:span text:style-name="T6">&gt;40. SELECT EmployeeName, Salary, Job</text:span></text:p>
      <text:p text:style-name="P11"><text:span text:style-name="T6"><text:s/>from tbl_Employee</text:span></text:p>
      <text:p text:style-name="P11"><text:span text:style-name="T6"><text:s/>JOIN tbl_Department ON tbl_Employee.DepartmentID = tbl_Department.DepartmentID </text:span></text:p>
      <text:p text:style-name="P11"><text:span text:style-name="T6"><text:s/>Order by Job desc,</text:span></text:p>
      <text:p text:style-name="P11"><text:span text:style-name="T6"><text:s/>Salary asc;</text:span></text:p>
      <text:p text:style-name="P15"><text:span text:style-name="T6"/></text:p>
      <text:p text:style-name="P15"><text:span text:style-name="T1">4</text:span><text:span text:style-name="T2">1</text:span><text:span text:style-name="T1">. List the employee names, department names and salary for those employees who have completed 1 year of service.</text:span></text:p>
      <text:p text:style-name="P11"><text:soft-page-break/><text:span text:style-name="T1">--</text:span><text:span text:style-name="T6">&gt; 41.SELECT e.EmployeeName, e.Job, e.HiredDate from tbl_Employee e, tbl_Department d WHERE e.DepartmentID = d.DepartmentID AND datediff(curdate(),HiredDate) &gt; 365;</text:span></text:p>
      <text:p text:style-name="P11"><text:span text:style-name="T6"/></text:p>
      <text:p text:style-name="P11"><text:span text:style-name="T6"/></text:p>
      <text:p text:style-name="P16"><text:span text:style-name="T1">4</text:span><text:span text:style-name="T2">2</text:span><text:span text:style-name="T1">. List the employee names, department names and hiredate for those employees who have joined in 2003 . Sort your output in the order of joining date.</text:span></text:p>
      <text:p text:style-name="P1"><text:span text:style-name="T1"/></text:p>
      <text:p text:style-name="P1"><text:span text:style-name="T1">--</text:span><text:span text:style-name="T6">&gt;42.SELECT EmployeeName, HiredDate, Salary, Job, DepartmentName</text:span></text:p>
      <text:p text:style-name="P1"><text:span text:style-name="T6"><text:s/>from tbl_Employee </text:span></text:p>
      <text:p text:style-name="P1"><text:span text:style-name="T6"><text:s/>JOIN tbl_Department ON tbl_Employee.DepartmentID = tbl_Department.DepartmentID </text:span></text:p>
      <text:p text:style-name="P1"><text:span text:style-name="T6"><text:s/>where year(HiredDate)=2020</text:span></text:p>
      <text:p text:style-name="P1"><text:span text:style-name="T6"><text:s/>Order by HiredDate as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16:55:51.236056988</meta:creation-date>
    <dc:date>2022-07-26T10:18:45.891412541</dc:date>
    <meta:editing-duration>PT3H48M35S</meta:editing-duration>
    <meta:editing-cycles>6</meta:editing-cycles>
    <meta:generator>LibreOffice/6.4.7.2$Linux_X86_64 LibreOffice_project/40$Build-2</meta:generator>
    <meta:document-statistic meta:table-count="0" meta:image-count="0" meta:object-count="0" meta:page-count="8" meta:paragraph-count="150" meta:word-count="1323" meta:character-count="9519" meta:non-whitespace-character-count="8228"/>
  </office:meta>
</office:document-meta>
</file>